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annung (V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widerstand (kO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" calcext:value-type="float">
            <text:p>1</text:p>
          </table:table-cell>
          <table:table-cell table:formula="of:=[.$B$2]/([.$B$3]+[.B5])*[.$B$3]" office:value-type="float" office:value="4.54545454545455" calcext:value-type="float">
            <text:p>4,54545454545455</text:p>
          </table:table-cell>
          <table:table-cell table:formula="of:=[.C5]-[.B2]" office:value-type="float" office:value="-0.454545454545455" calcext:value-type="float">
            <text:p>-0,454545454545455</text:p>
          </table:table-cell>
        </table:table-row>
        <table:table-row table:style-name="ro1">
          <table:table-cell office:value-type="string" calcext:value-type="string">
            <text:p>weiß</text:p>
          </table:table-cell>
          <table:table-cell office:value-type="float" office:value="3.3" calcext:value-type="float">
            <text:p>3,3</text:p>
          </table:table-cell>
          <table:table-cell table:formula="of:=[.$B$2]/([.$B$3]+[.B6])*[.$B$3]" office:value-type="float" office:value="3.7593984962406" calcext:value-type="float">
            <text:p>3,7593984962406</text:p>
          </table:table-cell>
          <table:table-cell table:formula="of:=[.C5]-[.C6]" office:value-type="float" office:value="0.786056049213943" calcext:value-type="float">
            <text:p>0,786056049213943</text:p>
          </table:table-cell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6.8" calcext:value-type="float">
            <text:p>6,8</text:p>
          </table:table-cell>
          <table:table-cell table:formula="of:=[.$B$2]/([.$B$3]+[.B7])*[.$B$3]" office:value-type="float" office:value="2.97619047619048" calcext:value-type="float">
            <text:p>2,97619047619048</text:p>
          </table:table-cell>
          <table:table-cell table:formula="of:=[.C6]-[.C7]" office:value-type="float" office:value="0.783208020050125" calcext:value-type="float">
            <text:p>0,783208020050125</text:p>
          </table:table-cell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12" calcext:value-type="float">
            <text:p>12</text:p>
          </table:table-cell>
          <table:table-cell table:formula="of:=[.$B$2]/([.$B$3]+[.B8])*[.$B$3]" office:value-type="float" office:value="2.27272727272727" calcext:value-type="float">
            <text:p>2,27272727272727</text:p>
          </table:table-cell>
          <table:table-cell table:formula="of:=[.C7]-[.C8]" office:value-type="float" office:value="0.703463203463204" calcext:value-type="float">
            <text:p>0,703463203463204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float" office:value="22" calcext:value-type="float">
            <text:p>22</text:p>
          </table:table-cell>
          <table:table-cell table:formula="of:=[.$B$2]/([.$B$3]+[.B9])*[.$B$3]" office:value-type="float" office:value="1.5625" calcext:value-type="float">
            <text:p>1,5625</text:p>
          </table:table-cell>
          <table:table-cell table:formula="of:=[.C8]-[.C9]" office:value-type="float" office:value="0.710227272727273" calcext:value-type="float">
            <text:p>0,710227272727273</text:p>
          </table:table-cell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51" calcext:value-type="float">
            <text:p>51</text:p>
          </table:table-cell>
          <table:table-cell table:formula="of:=[.$B$2]/([.$B$3]+[.B10])*[.$B$3]" office:value-type="float" office:value="0.819672131147541" calcext:value-type="float">
            <text:p>0,819672131147541</text:p>
          </table:table-cell>
          <table:table-cell table:formula="of:=[.C9]-[.C10]" office:value-type="float" office:value="0.742827868852459" calcext:value-type="float">
            <text:p>0,742827868852459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220" calcext:value-type="float">
            <text:p>220</text:p>
          </table:table-cell>
          <table:table-cell table:formula="of:=[.$B$2]/([.$B$3]+[.B11])*[.$B$3]" office:value-type="float" office:value="0.217391304347826" calcext:value-type="float">
            <text:p>0,217391304347826</text:p>
          </table:table-cell>
          <table:table-cell table:formula="of:=[.C10]-[.C11]" office:value-type="float" office:value="0.602280826799715" calcext:value-type="float">
            <text:p>0,602280826799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5T12:49:56.040000000</meta:creation-date>
    <dc:date>2025-01-05T13:03:33.591000000</dc:date>
    <meta:editing-duration>PT3M27S</meta:editing-duration>
    <meta:editing-cycles>1</meta:editing-cycles>
    <meta:document-statistic meta:table-count="1" meta:cell-count="32" meta:object-count="0"/>
    <meta:generator>LibreOffice/7.3.2.2$Windows_X86_64 LibreOffice_project/49f2b1bff42cfccbd8f788c8dc32c1c309559be0</meta:generator>
  </office:meta>
</office:document-meta>
</file>